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1a117" officeooo:paragraph-rsid="0001a117"/>
    </style:style>
    <style:style style:name="P2" style:family="paragraph" style:parent-style-name="Standard">
      <style:text-properties officeooo:rsid="00027b16" officeooo:paragraph-rsid="00027b1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inario a decimal</text:p>
      <text:p text:style-name="P1"/>
      <text:p text:style-name="P1">1723 en base 10 = 1*10³ + 7*10² + 2*10¹ + 3*10⁰</text:p>
      <text:p text:style-name="P1"><text:s text:c="6"/>3</text:p>
      <text:p text:style-name="P1"><text:s text:c="5"/>20</text:p>
      <text:p text:style-name="P1"><text:s text:c="3"/>700</text:p>
      <text:p text:style-name="P1"><text:s/>1000</text:p>
      <text:p text:style-name="P1"/>
      <text:p text:style-name="P1">binario a decimal</text:p>
      <text:p text:style-name="P1">10010011 en base 2 → 1*2⁷+1*10⁴+1*2¹+1*2⁰ </text:p>
      <text:p text:style-name="P1"/>
      <text:p text:style-name="P1"/>
      <text:p text:style-name="P1"/>
      <text:p text:style-name="P2">las bases para pasar de binario a decimal y viceversa</text:p>
      <text:p text:style-name="P2"><text:s/>2⁷ <text:s text:c="5"/>2⁶ <text:s text:c="3"/>2⁵ <text:s text:c="3"/>2⁴ <text:s text:c="2"/>2³ <text:s text:c="2"/>2² <text:s/>2¹ <text:s/>2⁰ <text:s/></text:p>
      <text:p text:style-name="P2">128 <text:s text:c="3"/>64 <text:s text:c="2"/>32 <text:s text:c="2"/>16 <text:s text:c="3"/>8 <text:s text:c="3"/>4 <text:s text:c="2"/>2 <text:s text:c="2"/>1</text:p>
      <text:p text:style-name="P2"/>
      <text:p text:style-name="P2">para pasar 239 a binario = 128 + 64 + 32 + 8 + 4 + 2 + 1 → 1 1 1 0 1 1 1 1</text:p>
      <text:p text:style-name="P2"/>
      <text:p text:style-name="P2">y para pasar de binario a decimal hay que sumar donde ponga uno intercambiandolo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0T14:17:00.151800654</meta:creation-date>
    <dc:date>2023-01-10T14:46:25.687574648</dc:date>
    <meta:editing-duration>PT9M5S</meta:editing-duration>
    <meta:editing-cycles>1</meta:editing-cycles>
    <meta:document-statistic meta:table-count="0" meta:image-count="0" meta:object-count="0" meta:page-count="1" meta:paragraph-count="13" meta:word-count="115" meta:character-count="435" meta:non-whitespace-character-count="299"/>
    <meta:generator>LibreOffice/7.3.7.2$Linux_X86_64 LibreOffice_project/30$Build-2</meta:generator>
  </office:meta>
</office:document-meta>
</file>